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ExceptionSubclassTranslator.SQLExceptionSubclass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xceptionSubclassTranslator.doTranslate( String task , @ Nullable String sql , SQLException ex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